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8.306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2.812cm"/>
    </style:style>
    <style:style style:name="co9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totaal" table:style-name="ta1" table:print="false"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0H00M00S">
            <text:p>00:00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1:45: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1-25T11:45:12.25</dc:date>
    <dc:creator>Kevin Kentie</dc:creator>
    <meta:editing-duration>PT3H15M19S</meta:editing-duration>
    <meta:editing-cycles>6</meta:editing-cycles>
    <meta:generator>OpenOffice/4.0.1$Win32 OpenOffice.org_project/401m5$Build-9714</meta:generator>
    <meta:document-statistic meta:table-count="3" meta:cell-count="308" meta:object-count="0"/>
  </office:meta>
</office:document-meta>
</file>